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71cm" style:rel-column-width="2061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63cm" style:rel-column-width="3697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127cm" style:rel-column-width="300*"/>
    </style:style>
    <style:style style:name="表格1.T" style:family="table-column">
      <style:table-column-properties style:column-width="1.492cm" style:rel-column-width="3530*"/>
    </style:style>
    <style:style style:name="表格1.U" style:family="table-column">
      <style:table-column-properties style:column-width="1.296cm" style:rel-column-width="3067*"/>
    </style:style>
    <style:style style:name="表格1.V" style:family="table-column">
      <style:table-column-properties style:column-width="0.728cm" style:rel-column-width="1723*"/>
    </style:style>
    <style:style style:name="表格1.W" style:family="table-column">
      <style:table-column-properties style:column-width="1.231cm" style:rel-column-width="2912*"/>
    </style:style>
    <style:style style:name="表格1.X" style:family="table-column">
      <style:table-column-properties style:column-width="0.55cm" style:rel-column-width="1301*"/>
    </style:style>
    <style:style style:name="表格1.Y" style:family="table-column">
      <style:table-column-properties style:column-width="1.755cm" style:rel-column-width="4152*"/>
    </style:style>
    <style:style style:name="表格1.Z" style:family="table-column">
      <style:table-column-properties style:column-width="0.432cm" style:rel-column-width="1022*"/>
    </style:style>
    <style:style style:name="表格1.a" style:family="table-column">
      <style:table-column-properties style:column-width="0.82cm" style:rel-column-width="1940*"/>
    </style:style>
    <style:style style:name="表格1.b" style:family="table-column">
      <style:table-column-properties style:column-width="1.279cm" style:rel-column-width="3025*"/>
    </style:style>
    <style:style style:name="表格1.c" style:family="table-column">
      <style:table-column-properties style:column-width="0.663cm" style:rel-column-width="1569*"/>
    </style:style>
    <style:style style:name="表格1.d" style:family="table-column">
      <style:table-column-properties style:column-width="0.226cm" style:rel-column-width="534*"/>
    </style:style>
    <style:style style:name="表格1.e" style:family="table-column">
      <style:table-column-properties style:column-width="1.762cm" style:rel-column-width="4167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Y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Y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style:font-name-asian="宋体" style:font-size-asian="14pt" style:font-size-complex="14pt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5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1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3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 style:language-asian="zh" style:country-asian="CN"/>
    </style:style>
    <style:style style:name="T5" style:family="text">
      <style:text-properties style:font-size-asian="9pt"/>
    </style:style>
    <style:style style:name="T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row table:style-name="表格1.1">
          <table:table-cell table:style-name="表格1.A1" table:number-columns-spanned="31" office:value-type="string">
            <text:p text:style-name="P23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7" office:value-type="string">
            <text:p text:style-name="P10">深圳市牧泰莱电路技术有限公司</text:p>
            <text:p text:style-name="P10"><text:span text:style-name="T6">SHENZHEN MIUTILAYER PCB TECHNOLOGY CO., LTD.</text:span> </text:p>
            <text:p text:style-name="P10">产品加工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2" table:number-columns-spanned="7" office:value-type="string">
            <text:p text:style-name="P19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20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19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7" office:value-type="string">
            <text:p text:style-name="P19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卖方(承揽方)：深圳市牧泰莱电路技术有限公司</text:span>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9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<text:span text:style-name="T1">深圳市宝安区福永街道桥塘路福源工业区6栋</text:span>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 text:c="5"/><text:span text:style-name="T1">联系人：[[o.user_id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3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1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table:number-columns-spanned="2" office:value-type="string">
            <text:p text:style-name="P4">测试费</text:p>
          </table:table-cell>
          <table:covered-table-cell/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Y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table:number-columns-spanned="2" office:value-type="string">
            <text:p text:style-name="P6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6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6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layer_count]]</text:p>
          </table:table-cell>
          <table:covered-table-cell/>
          <table:table-cell table:style-name="表格1.A13" office:value-type="string">
            <text:p text:style-name="P6">[[line.product_qty]]</text:p>
          </table:table-cell>
          <table:table-cell table:style-name="表格1.A13" table:number-columns-spanned="2" office:value-type="string">
            <text:p text:style-name="P6">[[line.pcb_info_id.delivery_type]]</text:p>
          </table:table-cell>
          <table:covered-table-cell/>
          <table:table-cell table:style-name="表格1.A13" office:value-type="string">
            <text:p text:style-name="P6">[[line.price_unit]]</text:p>
          </table:table-cell>
          <table:table-cell table:style-name="表格1.A13" table:number-columns-spanned="2" office:value-type="string">
            <text:p text:style-name="P6">[[line.cost_ready_s]]</text:p>
          </table:table-cell>
          <table:covered-table-cell/>
          <table:table-cell table:style-name="表格1.A13" table:number-columns-spanned="3" office:value-type="string">
            <text:p text:style-name="P6">[[line.cost_plot_s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cost_test_s]]</text:p>
          </table:table-cell>
          <table:covered-table-cell/>
          <table:table-cell table:style-name="表格1.A13" table:number-columns-spanned="2" office:value-type="string">
            <text:p text:style-name="P12">[[line.cost_other_s]]</text:p>
          </table:table-cell>
          <table:covered-table-cell/>
          <table:table-cell table:style-name="表格1.A13" table:number-columns-spanned="3" office:value-type="string">
            <text:p text:style-name="P6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6">[[line.delivery_date]]</text:p>
          </table:table-cell>
          <table:covered-table-cell/>
          <table:covered-table-cell/>
          <table:table-cell table:style-name="表格1.Y3" table:number-columns-spanned="2" office:value-type="string">
            <text:p text:style-name="P6">[[line.back_sign_date]]</text:p>
          </table:table-cell>
          <table:covered-table-cell/>
        </table:table-row>
        <table:table-row table:style-name="表格1.14">
          <table:table-cell table:style-name="表格1.A1" table:number-columns-spanned="31" office:value-type="string">
            <text:p text:style-name="P11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6">序号</text:p>
          </table:table-cell>
          <table:table-cell table:style-name="表格1.A12" office:value-type="string">
            <text:p text:style-name="P16">批次号</text:p>
          </table:table-cell>
          <table:table-cell table:style-name="表格1.A12" table:number-columns-spanned="2" office:value-type="string">
            <text:p text:style-name="P16">档案号</text:p>
          </table:table-cell>
          <table:covered-table-cell/>
          <table:table-cell table:style-name="表格1.A12" table:number-columns-spanned="2" office:value-type="string">
            <text:p text:style-name="P16">物料编码</text:p>
          </table:table-cell>
          <table:covered-table-cell/>
          <table:table-cell table:style-name="表格1.A12" table:number-columns-spanned="3" office:value-type="string">
            <text:p text:style-name="P16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6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6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6">外铜箔厚</text:p>
          </table:table-cell>
          <table:covered-table-cell/>
          <table:table-cell table:style-name="表格1.A12" office:value-type="string">
            <text:p text:style-name="P16">内铜箔厚</text:p>
          </table:table-cell>
          <table:table-cell table:style-name="表格1.A12" table:number-columns-spanned="2" office:value-type="string">
            <text:p text:style-name="P16">过孔</text:p>
          </table:table-cell>
          <table:covered-table-cell/>
          <table:table-cell table:style-name="表格1.A12" table:number-columns-spanned="2" office:value-type="string">
            <text:p text:style-name="P16">阻焊颜色</text:p>
          </table:table-cell>
          <table:covered-table-cell/>
          <table:table-cell table:style-name="表格1.A12" office:value-type="string">
            <text:p text:style-name="P16">字符颜色</text:p>
          </table:table-cell>
          <table:table-cell table:style-name="表格1.A12" table:number-columns-spanned="2" office:value-type="string">
            <text:p text:style-name="P16">测试类型</text:p>
          </table:table-cell>
          <table:covered-table-cell/>
          <table:table-cell table:style-name="表格1.A12" table:number-columns-spanned="2" office:value-type="string">
            <text:p text:style-name="P16">牧泰莱标记</text:p>
          </table:table-cell>
          <table:covered-table-cell/>
          <table:table-cell table:style-name="表格1.A12" office:value-type="string">
            <text:p text:style-name="P16">来源形式</text:p>
          </table:table-cell>
          <table:table-cell table:style-name="表格1.A12" table:number-columns-spanned="2" office:value-type="string">
            <text:p text:style-name="P16">图纸</text:p>
          </table:table-cell>
          <table:covered-table-cell/>
          <table:table-cell table:style-name="表格1.Y2" office:value-type="string">
            <text:p text:style-name="P16">特殊要求</text:p>
          </table:table-cell>
        </table:table-row>
        <table:table-row table:style-name="表格1.16">
          <table:table-cell table:style-name="表格1.A13" office:value-type="string">
            <text:p text:style-name="P13">[[repeatIn(o.sale_order_new_line,'line')]][[line.sequence]]</text:p>
          </table:table-cell>
          <table:table-cell table:style-name="表格1.A13" office:value-type="string">
            <text:p text:style-name="P21">[[line.name]]</text:p>
          </table:table-cell>
          <table:table-cell table:style-name="表格1.A13" table:number-columns-spanned="2" office:value-type="string">
            <text:p text:style-name="P21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1">[[line.customer_material_code]]</text:p>
          </table:table-cell>
          <table:covered-table-cell/>
          <table:table-cell table:style-name="表格1.A13" table:number-columns-spanned="3" office:value-type="string">
            <text:p text:style-name="P21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1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1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1">[[line.pcb_info_id.finish_out_cu]]</text:p>
          </table:table-cell>
          <table:covered-table-cell/>
          <table:table-cell table:style-name="表格1.A13" office:value-type="string">
            <text:p text:style-name="P21">[[line.pcb_info_id.finish_inner_cu]]</text:p>
          </table:table-cell>
          <table:table-cell table:style-name="表格1.A13" table:number-columns-spanned="2" office:value-type="string">
            <text:p text:style-name="P21">[[line.pcb_info_id.solder_via]]</text:p>
          </table:table-cell>
          <table:covered-table-cell/>
          <table:table-cell table:style-name="表格1.A13" table:number-columns-spanned="2" office:value-type="string">
            <text:p text:style-name="P21">[[line.pcb_info_id.solder_colour]]</text:p>
          </table:table-cell>
          <table:covered-table-cell/>
          <table:table-cell table:style-name="表格1.A13" office:value-type="string">
            <text:p text:style-name="P21">[[line.pcb_info_id.silk_colour]]</text:p>
          </table:table-cell>
          <table:table-cell table:style-name="表格1.A13" table:number-columns-spanned="2" office:value-type="string">
            <text:p text:style-name="P21">[[test(line.pcb_info_id.pcb_info_many)]]</text:p>
          </table:table-cell>
          <table:covered-table-cell/>
          <table:table-cell table:style-name="表格1.A13" table:number-columns-spanned="2" office:value-type="string">
            <text:p text:style-name="P21"/>
          </table:table-cell>
          <table:covered-table-cell/>
          <table:table-cell table:style-name="表格1.A13" office:value-type="string">
            <text:p text:style-name="P21">E-Mail</text:p>
          </table:table-cell>
          <table:table-cell table:style-name="表格1.A13" table:number-columns-spanned="2" office:value-type="string">
            <text:p text:style-name="P21"/>
          </table:table-cell>
          <table:covered-table-cell/>
          <table:table-cell table:style-name="表格1.Y3" office:value-type="string">
            <text:p text:style-name="P21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7">合计</text:p>
          </table:table-cell>
          <table:covered-table-cell/>
          <table:table-cell table:style-name="表格1.A13" table:number-columns-spanned="15" office:value-type="string">
            <text:p text:style-name="P22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Y3" table:number-columns-spanned="14" office:value-type="string">
            <text:p text:style-name="P18"><text:span text:style-name="T4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1" office:value-type="string">
            <text:p text:style-name="P7">三、交货地址：[[o.city]] <text:s text:c="20"/>交货方式：[[o.delivery_way]]</text:p>
            <text:p text:style-name="P7">四、运费及运报费由：[[o.carriage]] <text:s text:c="27"/>包装方式：<text:span text:style-name="T2">[[packing(line.pcb_info_id.pcb_info_many)]]</text:span></text:p>
            <text:p text:style-name="P7"><text:soft-page-break/>五、验收标准：<text:span text:style-name="T2">[[accept(line.pcb_info_id.pcb_info_many)]]</text:span> <text:s text:c="6"/>验收期限： 请在 7 <text:s/>天内以书面形式通知卖方，否则视为接收。</text:p>
            <text:p text:style-name="P7">六、票据形式：增值税发票 <text:s text:c="14"/>结算方式：[[o.settle]] <text:s text:c="7"/>付款方式：[[o.payment]]</text:p>
            <text:p text:style-name="P7">七、交货时间的天数以卖方收到合同回签后开始计算。</text:p>
            <text:p text:style-name="P7">八、在卖方投料后买方提出更改设计或停止加工，应承担卖方因此受到的材料损失。在不造成报废的前提下,卖方尽量满足买方的更改要求,并相应顺延交货期。</text:p>
            <text:p text:style-name="P7">九、保密要求：卖方对买方提供之资料负有保密义务，长期合作关系的客户可按照双方签订的保密协议执行。</text:p>
            <text:p text:style-name="P7">十、遇不可抗力因素造成卖方未能按期交货，卖方应及时通知买方，否则责任由卖方承担。</text:p>
            <text:p text:style-name="P7">十一、因卖方产品质量原因造成了买方的产品报废，按照行业惯例，卖方的赔偿以不超过电路板自身价值为最高额度。</text:p>
            <text:p text:style-name="P7">十二、在履行合同过程中，若发生争议，由双方友好协商解决，协商未果，双方同意以法律手段解决。</text:p>
            <text:p text:style-name="P7">十三、双方业务中所发传真等同原件具同等法律效力。其它相关协议、手册等文件、资料和本合同有冲突的，以本合同为准。</text:p>
            <text:p text:style-name="P7">十四、特殊说明：[[o.special_instruction]]</text:p>
            <text:p text:style-name="P7">卖方：深圳市牧泰莱电路技术有限公司 <text:s/>(盖章) <text:s text:c="21"/>买方： <text:s text:c="51"/>(盖章)</text:p>
            <text:p text:style-name="P7">代表签字： <text:s text:c="49"/>代表签字： <text:s text:c="156"/></text:p>
            <text:p text:style-name="P5">2008/10/28 Rev:D <text:s text:c="107"/>MTL-SR-001<text:span text:style-name="T5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2M48S</meta:editing-duration>
    <meta:editing-cycles>234</meta:editing-cycles>
    <meta:generator>OpenOffice/4.0.1$Win32 OpenOffice.org_project/401m5$Build-9714</meta:generator>
    <dc:date>2015-03-18T15:53:47.78</dc:date>
    <meta:print-date>2014-12-05T15:40:50.82</meta:print-date>
    <meta:document-statistic meta:table-count="1" meta:image-count="1" meta:object-count="0" meta:page-count="2" meta:paragraph-count="99" meta:word-count="798" meta:character-count="2973"/>
    <meta:user-defined meta:name="Info 1"/>
    <meta:user-defined meta:name="Info 2"/>
    <meta:user-defined meta:name="Info 3"/>
    <meta:user-defined meta:name="Info 4"/>
  </office:meta>
</office:document-meta>
</file>